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.083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1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14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5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17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1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20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2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24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26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27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28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2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30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31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32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33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34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3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199cm" fo:min-width="0.948cm"/>
    </style:style>
    <style:style style:name="gr3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958cm" fo:min-width="1.71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2.822cm" fo:min-width="2.573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3.738cm" fo:min-width="3.488cm"/>
    </style:style>
    <style:style style:name="gr39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4.55cm" fo:min-width="4.301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5.363cm" fo:min-width="5.113cm"/>
    </style:style>
    <style:style style:name="gr4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226cm" fo:min-width="5.977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989cm" fo:min-width="6.739cm"/>
    </style:style>
    <style:style style:name="gr4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7.751cm" fo:min-width="7.501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8.691cm" fo:min-width="8.441cm"/>
    </style:style>
    <style:style style:name="gr45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9.528cm" fo:min-width="9.279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0.163cm" fo:min-width="9.914cm"/>
    </style:style>
    <style:style style:name="gr47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09cm" fo:min-width="35.06cm"/>
    </style:style>
    <style:style style:name="gr4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0.875cm" fo:min-width="10.625cm"/>
    </style:style>
    <style:style style:name="gr49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1cm" fo:min-width="35.06cm"/>
    </style:style>
    <style:style style:name="gr5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1.636cm" fo:min-width="11.387cm"/>
    </style:style>
    <style:style style:name="gr51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2.399cm" fo:min-width="12.149cm"/>
    </style:style>
    <style:style style:name="gr5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cm" fo:min-width="35.06cm"/>
    </style:style>
    <style:style style:name="gr53" style:family="graphic" style:parent-style-name="objectwithoutfill">
      <style:graphic-properties svg:stroke-width="0.423cm" svg:stroke-color="#ff0000" draw:marker-start-width="0.835cm" draw:marker-end-width="0.835cm" svg:stroke-opacity="15%" draw:fill="none" draw:textarea-vertical-align="middle" fo:padding-top="0.337cm" fo:padding-bottom="0.337cm" fo:padding-left="0.462cm" fo:padding-right="0.462cm"/>
    </style:style>
    <style:style style:name="gr54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56" style:family="graphic" style:parent-style-name="standard">
      <style:graphic-properties draw:stroke="solid" svg:stroke-width="0.494cm" svg:stroke-color="#000000" draw:marker-start-width="0.94cm" draw:marker-end-width="0.94cm" draw:fill-color="#ff0000" draw:opacity="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7" style:family="graphic" style:parent-style-name="standard">
      <style:graphic-properties draw:stroke="solid" svg:stroke-width="0.494cm" svg:stroke-color="#000000" draw:marker-start-width="0.94cm" draw:marker-end-width="0.94cm" draw:fill-color="#ff0000" draw:opacity="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8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9" style:family="graphic" style:parent-style-name="standard">
      <style:graphic-properties draw:stroke="solid" svg:stroke-width="0.494cm" svg:stroke-color="#000000" draw:marker-start-width="0.94cm" draw:marker-end-width="0.94cm" draw:fill-color="#ff0000" draw:opacity="1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0" style:family="graphic" style:parent-style-name="standard">
      <style:graphic-properties draw:stroke="solid" svg:stroke-width="0.494cm" svg:stroke-color="#000000" draw:marker-start-width="0.94cm" draw:marker-end-width="0.94cm" draw:fill-color="#ff0000" draw:opacity="1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1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2" style:family="graphic" style:parent-style-name="standard">
      <style:graphic-properties draw:stroke="solid" svg:stroke-width="0.494cm" svg:stroke-color="#000000" draw:marker-start-width="0.94cm" draw:marker-end-width="0.94cm" draw:fill-color="#ff0000" draw:opacity="1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3" style:family="graphic" style:parent-style-name="standard">
      <style:graphic-properties draw:stroke="solid" svg:stroke-width="0.494cm" svg:stroke-color="#000000" draw:marker-start-width="0.94cm" draw:marker-end-width="0.94cm" draw:fill-color="#ff0000" draw:opacity="1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4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0000" fo:font-size="96pt" fo:font-weight="bold"/>
    </style:style>
    <style:style style:name="P11" style:family="paragraph">
      <loext:graphic-properties draw:fill-color="#ff0000" draw:opacity="34%"/>
      <style:paragraph-properties fo:text-align="center"/>
    </style:style>
    <style:style style:name="P12" style:family="paragraph">
      <loext:graphic-properties draw:fill="none" draw:fill-color="#ffffff" draw:opacity="100%"/>
      <style:paragraph-properties fo:text-align="center"/>
    </style:style>
    <style:style style:name="P13" style:family="paragraph">
      <loext:graphic-properties draw:fill-color="#ffffff" draw:opacity="100%"/>
      <style:paragraph-properties fo:text-align="center"/>
    </style:style>
    <style:style style:name="P14" style:family="paragraph">
      <loext:graphic-properties draw:fill-color="#ff0000" draw:opacity="40%"/>
      <style:paragraph-properties fo:text-align="center"/>
    </style:style>
    <style:style style:name="P15" style:family="paragraph">
      <loext:graphic-properties draw:fill-color="#ff0000" draw:opacity="25%"/>
      <style:paragraph-properties fo:text-align="center"/>
    </style:style>
    <style:style style:name="P16" style:family="paragraph">
      <loext:graphic-properties draw:fill-color="#ff0000" draw:opacity="30%"/>
      <style:paragraph-properties fo:text-align="center"/>
    </style:style>
    <style:style style:name="P17" style:family="paragraph">
      <loext:graphic-properties draw:fill-color="#ff0000" draw:opacity="35%"/>
      <style:paragraph-properties fo:text-align="center"/>
    </style:style>
    <style:style style:name="P18" style:family="paragraph">
      <loext:graphic-properties draw:fill-color="#ff0000" draw:opacity="45%"/>
      <style:paragraph-properties fo:text-align="center"/>
    </style:style>
    <style:style style:name="P19" style:family="paragraph">
      <loext:graphic-properties draw:fill-color="#ff0000" draw:opacity="50%"/>
      <style:paragraph-properties fo:text-align="center"/>
    </style:style>
    <style:style style:name="P20" style:family="paragraph">
      <loext:graphic-properties draw:fill-color="#ff0000" draw:opacity="55%"/>
      <style:paragraph-properties fo:text-align="center"/>
    </style:style>
    <style:style style:name="P21" style:family="paragraph">
      <loext:graphic-properties draw:fill-color="#ff0000" draw:opacity="60%"/>
      <style:paragraph-properties fo:text-align="center"/>
    </style:style>
    <style:style style:name="P22" style:family="paragraph">
      <loext:graphic-properties draw:fill-color="#ff0000" draw:opacity="65%"/>
      <style:paragraph-properties fo:text-align="center"/>
    </style:style>
    <style:style style:name="P23" style:family="paragraph">
      <loext:graphic-properties draw:fill-color="#ff0000" draw:opacity="70%"/>
      <style:paragraph-properties fo:text-align="center"/>
    </style:style>
    <style:style style:name="P24" style:family="paragraph">
      <loext:graphic-properties draw:fill-color="#ff0000" draw:opacity="80%"/>
      <style:paragraph-properties fo:text-align="center"/>
    </style:style>
    <style:style style:name="P25" style:family="paragraph">
      <loext:graphic-properties draw:fill-color="#ff0000" draw:opacity="90%"/>
      <style:paragraph-properties fo:text-align="center"/>
    </style:style>
    <style:style style:name="P26" style:family="paragraph">
      <loext:graphic-properties draw:fill-color="#ff0000" draw:opacity="100%"/>
      <style:paragraph-properties fo:text-align="center"/>
    </style:style>
    <style:style style:name="P27" style:family="paragraph">
      <loext:graphic-properties draw:fill-color="#ff0000" draw:opacity="20%"/>
      <style:paragraph-properties fo:text-align="center"/>
    </style:style>
    <style:style style:name="P28" style:family="paragraph">
      <loext:graphic-properties draw:fill-color="#ff0000" draw:opacity="15%"/>
      <style:paragraph-properties fo:text-align="center"/>
    </style:style>
    <style:style style:name="P29" style:family="paragraph">
      <loext:graphic-properties draw:fill-color="#ff0000" draw:opacity="10%"/>
      <style:paragraph-properties fo:text-align="center"/>
    </style:style>
    <style:style style:name="P30" style:family="paragraph">
      <loext:graphic-properties draw:fill-color="#ff0000" draw:opacity="2%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color="#ffc8c8" fo:font-size="72pt" fo:font-weight="bold"/>
    </style:style>
    <style:style style:name="P32" style:family="paragraph">
      <loext:graphic-properties draw:fill-color="#ff0000" draw:opacity="4%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color="#ffafaf" fo:font-size="72pt" fo:font-weight="bold"/>
    </style:style>
    <style:style style:name="P34" style:family="paragraph">
      <loext:graphic-properties draw:fill-color="#ff0000" draw:opacity="6%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fo:color="#ff9696" fo:font-size="72pt" fo:font-weight="bold"/>
    </style:style>
    <style:style style:name="P36" style:family="paragraph">
      <loext:graphic-properties draw:fill-color="#ff0000" draw:opacity="8%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color="#ff7d7d" fo:font-size="72pt" fo:font-weight="bold"/>
    </style:style>
    <style:style style:name="P38" style:family="paragraph">
      <loext:graphic-properties draw:fill="none" draw:fill-color="#ffffff"/>
      <style:paragraph-properties fo:text-align="center"/>
      <style:text-properties fo:color="#ff6464" fo:font-size="72pt" fo:font-weight="bold"/>
    </style:style>
    <style:style style:name="P39" style:family="paragraph">
      <loext:graphic-properties draw:fill-color="#ff0000" draw:opacity="12%"/>
      <style:paragraph-properties fo:text-align="center"/>
    </style:style>
    <style:style style:name="P40" style:family="paragraph">
      <loext:graphic-properties draw:fill-color="#ff0000" draw:opacity="14%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color="#ff4b4b" fo:font-size="72pt" fo:font-weight="bold"/>
    </style:style>
    <style:style style:name="P42" style:family="paragraph">
      <loext:graphic-properties draw:fill-color="#ff0000" draw:opacity="16%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ff3232" fo:font-size="72pt" fo:font-weight="bold"/>
    </style:style>
    <style:style style:name="P44" style:family="paragraph">
      <loext:graphic-properties draw:fill-color="#ff0000" draw:opacity="18%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ff1919" fo:font-size="72pt" fo:font-weight="bold"/>
    </style:style>
    <style:style style:name="P46" style:family="paragraph">
      <loext:graphic-properties draw:fill="none" draw:fill-color="#ffffff"/>
      <style:paragraph-properties fo:text-align="center"/>
      <style:text-properties fo:color="#ff0000" fo:font-size="72pt" fo:font-weight="bold"/>
    </style:style>
    <style:style style:name="T1" style:family="text">
      <style:text-properties fo:color="#ff0000" fo:font-size="96pt" fo:font-weight="bold"/>
    </style:style>
    <style:style style:name="T2" style:family="text">
      <style:text-properties fo:color="#ffc8c8" fo:font-size="72pt" fo:font-weight="bold"/>
    </style:style>
    <style:style style:name="T3" style:family="text">
      <style:text-properties fo:color="#ffafaf" fo:font-size="72pt" fo:font-weight="bold"/>
    </style:style>
    <style:style style:name="T4" style:family="text">
      <style:text-properties fo:color="#ff9696" fo:font-size="72pt" fo:font-weight="bold"/>
    </style:style>
    <style:style style:name="T5" style:family="text">
      <style:text-properties fo:color="#ff7d7d" fo:font-size="72pt" fo:font-weight="bold"/>
    </style:style>
    <style:style style:name="T6" style:family="text">
      <style:text-properties fo:color="#ff6464" fo:font-size="72pt" fo:font-weight="bold"/>
    </style:style>
    <style:style style:name="T7" style:family="text">
      <style:text-properties fo:color="#ff4b4b" fo:font-size="72pt" fo:font-weight="bold"/>
    </style:style>
    <style:style style:name="T8" style:family="text">
      <style:text-properties fo:color="#ff3232" fo:font-size="72pt" fo:font-weight="bold"/>
    </style:style>
    <style:style style:name="T9" style:family="text">
      <style:text-properties fo:color="#ff1919" fo:font-size="72pt" fo:font-weight="bold"/>
    </style:style>
    <style:style style:name="T10" style:family="text">
      <style:text-properties fo:color="#ff0000" fo:font-size="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4.418cm" svg:y="7.4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4.826cm" svg:y="7.401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5.232cm" svg:y="7.402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5.639cm" svg:y="7.403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6.045cm" svg:y="7.404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6.452cm" svg:y="7.405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6.858cm" svg:y="7.406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7.264cm" svg:y="7.407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7.671cm" svg:y="7.408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8.077cm" svg:y="7.409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8.484cm" svg:y="7.41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8.89cm" svg:y="7.411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1" draw:layer="layout" svg:width="35.56cm" svg:height="35.559cm" draw:transform="rotate (-1.5707963267949) translate (46.398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9.144cm" svg:y="7.412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1.579cm" svg:y1="5.85cm" svg:x2="11.579cm" svg:y2="13.445cm">
          <text:p/>
        </draw:lin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6.653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9.398cm" svg:y="7.413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4" draw:layer="layout" svg:width="35.56cm" svg:height="35.559cm" draw:transform="rotate (-1.5707963267949) translate (46.907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9.652cm" svg:y="7.414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161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9.906cm" svg:y="7.415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414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0.16cm" svg:y="7.416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669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0.414cm" svg:y="7.417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923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0.668cm" svg:y="7.418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5" draw:layer="layout" svg:width="12.649cm" svg:height="12.649cm" draw:transform="rotate (-1.5707963267949) translate (24.591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177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0.922cm" svg:y="7.419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6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43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1.176cm" svg:y="7.42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6" draw:layer="layout" svg:width="11.125cm" svg:height="11.125cm" draw:transform="rotate (-1.5707963267949) translate (23.88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684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1.43cm" svg:y="7.421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7" draw:layer="layout" svg:width="10.414cm" svg:height="10.413cm" draw:transform="rotate (-1.5707963267949) translate (23.614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939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1.684cm" svg:y="7.422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2.04cm" svg:y="7.423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8.941cm" svg:height="8.941cm" draw:transform="rotate (-1.5707963267949) translate (22.933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2.446cm" svg:y="7.424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8.001cm" svg:height="8.001cm" draw:transform="rotate (-1.5707963267949) translate (22.427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2.852cm" svg:y="7.425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7.239cm" svg:height="7.239cm" draw:transform="rotate (-1.5707963267949) translate (22.046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3.259cm" svg:y="7.426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3.665cm" svg:y="7.427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5.613cm" svg:height="5.613cm" draw:transform="rotate (-1.5707963267949) translate (21.232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4.072cm" svg:y="7.428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4.478cm" svg:y="7.429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4.884cm" svg:y="7.43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5.291cm" svg:y="7.431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4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5.697cm" svg:y="7.432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3" draw:text-style-name="P25" draw:layer="layout" svg:width="1.448cm" svg:height="1.449cm" draw:transform="rotate (-1.5707963267949) translate (19.125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6.104cm" svg:y="7.433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585cm" svg:height="0.584cm" svg:x="18.087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6.51cm" svg:y="7.434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5" draw:text-style-name="P14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6.916cm" svg:y="7.435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7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3.556cm" svg:height="4.031cm" svg:x="17.272cm" svg:y="7.436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3.556cm" svg:height="4.031cm" svg:x="17.678cm" svg:y="7.437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3.556cm" svg:height="4.031cm" svg:x="18.085cm" svg:y="7.438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3.556cm" svg:height="4.031cm" svg:x="18.491cm" svg:y="7.439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3.556cm" svg:height="4.031cm" svg:x="18.898cm" svg:y="7.44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7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3.556cm" svg:height="4.031cm" svg:x="19.304cm" svg:y="7.441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7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3.556cm" svg:height="4.031cm" svg:x="19.71cm" svg:y="7.442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3.556cm" svg:height="4.031cm" svg:x="20.117cm" svg:y="7.443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8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3.556cm" svg:height="4.031cm" svg:x="20.523cm" svg:y="7.444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3.556cm" svg:height="4.031cm" svg:x="20.93cm" svg:y="7.445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6" draw:text-style-name="P28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8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3.556cm" svg:height="4.031cm" svg:x="21.285cm" svg:y="7.446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8" draw:text-style-name="P29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8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3.556cm" svg:height="4.031cm" svg:x="21.539cm" svg:y="7.447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0" draw:text-style-name="P29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8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3.556cm" svg:height="4.031cm" svg:x="21.793cm" svg:y="7.448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1" draw:text-style-name="P29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8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3.556cm" svg:height="4.031cm" svg:x="22.047cm" svg:y="7.449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22.301cm" svg:y="7.45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22.555cm" svg:y="7.451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22.809cm" svg:y="7.452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23.063cm" svg:y="7.453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8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23.317cm" svg:y="7.454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042cm" svg:y1="5.856cm" svg:x2="25.042cm" svg:y2="13.451cm">
          <text:p/>
        </draw:lin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8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23.571cm" svg:y="7.455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442cm" svg:y1="5.855cm" svg:x2="25.442cm" svg:y2="13.45cm">
          <text:p/>
        </draw:lin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23.825cm" svg:y="7.456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3" draw:text-style-name="P6" draw:layer="layout" svg:x1="25.842cm" svg:y1="5.854cm" svg:x2="25.842cm" svg:y2="13.449cm">
          <text:p/>
        </draw:lin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24.079cm" svg:y="7.457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6.242cm" svg:y1="5.855cm" svg:x2="26.242cm" svg:y2="13.45cm">
          <text:p/>
        </draw:line>
        <draw:frame draw:style-name="gr11" draw:text-style-name="P10" draw:layer="layout" svg:width="3.556cm" svg:height="4.031cm" svg:x="24.384cm" svg:y="7.458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6.67cm" svg:y1="5.856cm" svg:x2="26.67cm" svg:y2="13.451cm">
          <text:p/>
        </draw:line>
        <draw:frame draw:style-name="gr11" draw:text-style-name="P10" draw:layer="layout" svg:width="3.556cm" svg:height="4.031cm" svg:x="24.79cm" svg:y="7.459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051cm" svg:y1="5.857cm" svg:x2="27.051cm" svg:y2="13.452cm">
          <text:p/>
        </draw:line>
        <draw:frame draw:style-name="gr11" draw:text-style-name="P10" draw:layer="layout" svg:width="3.556cm" svg:height="4.031cm" svg:x="25.197cm" svg:y="7.46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483cm" svg:y1="5.865cm" svg:x2="27.483cm" svg:y2="13.46cm">
          <text:p/>
        </draw:line>
        <draw:frame draw:style-name="gr11" draw:text-style-name="P10" draw:layer="layout" svg:width="3.556cm" svg:height="4.031cm" svg:x="25.603cm" svg:y="7.461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7.864cm" svg:y1="5.864cm" svg:x2="27.864cm" svg:y2="13.459cm">
          <text:p/>
        </draw:line>
        <draw:frame draw:style-name="gr11" draw:text-style-name="P10" draw:layer="layout" svg:width="3.556cm" svg:height="4.031cm" svg:x="26.01cm" svg:y="7.462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8.321cm" svg:y1="5.863cm" svg:x2="28.321cm" svg:y2="13.458cm">
          <text:p/>
        </draw:line>
        <draw:frame draw:style-name="gr11" draw:text-style-name="P10" draw:layer="layout" svg:width="3.556cm" svg:height="4.031cm" svg:x="26.416cm" svg:y="7.463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8.683cm" svg:y1="5.862cm" svg:x2="28.683cm" svg:y2="13.457cm">
          <text:p/>
        </draw:line>
        <draw:frame draw:style-name="gr11" draw:text-style-name="P10" draw:layer="layout" svg:width="3.556cm" svg:height="4.031cm" svg:x="26.822cm" svg:y="7.464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9.083cm" svg:y1="5.861cm" svg:x2="29.083cm" svg:y2="13.456cm">
          <text:p/>
        </draw:line>
        <draw:frame draw:style-name="gr11" draw:text-style-name="P10" draw:layer="layout" svg:width="3.556cm" svg:height="4.031cm" svg:x="27.229cm" svg:y="7.465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29.505cm" svg:y1="5.86cm" svg:x2="29.505cm" svg:y2="13.455cm">
          <text:p/>
        </draw:line>
        <draw:frame draw:style-name="gr11" draw:text-style-name="P10" draw:layer="layout" svg:width="3.556cm" svg:height="4.031cm" svg:x="27.635cm" svg:y="7.466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6" draw:layer="layout" svg:x1="30.005cm" svg:y1="5.859cm" svg:x2="30.005cm" svg:y2="13.454cm">
          <text:p/>
        </draw:line>
        <draw:frame draw:style-name="gr11" draw:text-style-name="P10" draw:layer="layout" svg:width="3.556cm" svg:height="4.031cm" svg:x="28.042cm" svg:y="7.467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54" draw:text-style-name="P3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8cm" svg:x2="30.505cm" svg:y2="13.453cm">
          <text:p/>
        </draw:line>
        <draw:frame draw:style-name="gr11" draw:text-style-name="P10" draw:layer="layout" svg:width="3.556cm" svg:height="4.031cm" svg:x="28.448cm" svg:y="7.468cm">
          <draw:text-box>
            <text:p text:style-name="P2"><text:span text:style-name="T1">?</text:span></text:p>
          </draw:text-box>
        </draw:frame>
        <draw:frame draw:style-name="gr55" draw:text-style-name="P31" draw:layer="layout" svg:width="2.071cm" svg:height="3.088cm" svg:x="32.869cm" svg:y="8.026cm">
          <draw:text-box>
            <text:p text:style-name="P2"><text:span text:style-name="T2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56" draw:text-style-name="P3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33" draw:layer="layout" svg:width="2.071cm" svg:height="3.088cm" svg:x="32.869cm" svg:y="8.026cm">
          <draw:text-box>
            <text:p text:style-name="P2"><text:span text:style-name="T3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57" draw:text-style-name="P3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35" draw:layer="layout" svg:width="2.071cm" svg:height="3.088cm" svg:x="32.869cm" svg:y="8.026cm">
          <draw:text-box>
            <text:p text:style-name="P2"><text:span text:style-name="T4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58" draw:text-style-name="P3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37" draw:layer="layout" svg:width="2.071cm" svg:height="3.088cm" svg:x="32.869cm" svg:y="8.026cm">
          <draw:text-box>
            <text:p text:style-name="P2"><text:span text:style-name="T5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59" draw:text-style-name="P2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38" draw:layer="layout" svg:width="2.071cm" svg:height="3.088cm" svg:x="32.869cm" svg:y="8.026cm">
          <draw:text-box>
            <text:p text:style-name="P2"><text:span text:style-name="T6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60" draw:text-style-name="P3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38" draw:layer="layout" svg:width="2.071cm" svg:height="3.088cm" svg:x="32.869cm" svg:y="8.026cm">
          <draw:text-box>
            <text:p text:style-name="P2"><text:span text:style-name="T6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61" draw:text-style-name="P4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41" draw:layer="layout" svg:width="2.071cm" svg:height="3.088cm" svg:x="32.869cm" svg:y="8.026cm">
          <draw:text-box>
            <text:p text:style-name="P2"><text:span text:style-name="T7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62" draw:text-style-name="P4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43" draw:layer="layout" svg:width="2.071cm" svg:height="3.088cm" svg:x="32.869cm" svg:y="8.026cm">
          <draw:text-box>
            <text:p text:style-name="P2"><text:span text:style-name="T8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63" draw:text-style-name="P4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45" draw:layer="layout" svg:width="2.071cm" svg:height="3.088cm" svg:x="32.869cm" svg:y="8.026cm">
          <draw:text-box>
            <text:p text:style-name="P2"><text:span text:style-name="T9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64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custom-shape draw:style-name="gr64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office:forms form:automatic-focus="false" form:apply-design-mode="false"/>
        <draw:custom-shape draw:style-name="gr64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office:forms form:automatic-focus="false" form:apply-design-mode="false"/>
        <draw:custom-shape draw:style-name="gr64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office:forms form:automatic-focus="false" form:apply-design-mode="false"/>
        <draw:custom-shape draw:style-name="gr64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office:forms form:automatic-focus="false" form:apply-design-mode="false"/>
        <draw:custom-shape draw:style-name="gr64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office:forms form:automatic-focus="false" form:apply-design-mode="false"/>
        <draw:custom-shape draw:style-name="gr64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5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draw:custom-shape draw:style-name="gr7" draw:text-style-name="P7" draw:layer="layout" svg:width="0.635cm" svg:height="1.016cm" svg:x="18.541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8-11-05T17:40:53.804000000</dc:date>
    <meta:editing-duration>PT17H15M23S</meta:editing-duration>
    <meta:editing-cycles>372</meta:editing-cycles>
    <meta:generator>LibreOffice/5.3.1.2$Windows_X86_64 LibreOffice_project/e80a0e0fd1875e1696614d24c32df0f95f03deb2</meta:generator>
    <meta:document-statistic meta:object-count="1734"/>
  </office:meta>
</office:document-meta>
</file>